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0b7" officeooo:paragraph-rsid="000dc0b7"/>
    </style:style>
    <style:style style:name="P2" style:family="paragraph" style:parent-style-name="Standard" style:list-style-name="L1">
      <style:text-properties officeooo:rsid="000dc0b7" officeooo:paragraph-rsid="000dc0b7"/>
    </style:style>
    <style:style style:name="P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dc0b7" officeooo:paragraph-rsid="000dc0b7" style:font-weight-asian="bold" style:font-weight-complex="bold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f723f" officeooo:paragraph-rsid="000f723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dc0b7" officeooo:paragraph-rsid="000dc0b7" style:font-size-asian="24pt" style:font-weight-asian="bold" style:font-size-complex="24pt" style:font-weight-complex="bold"/>
    </style:style>
    <style:style style:name="P6" style:family="paragraph" style:parent-style-name="Standard" style:list-style-name="L1">
      <style:text-properties officeooo:rsid="000f723f" officeooo:paragraph-rsid="000f723f"/>
    </style:style>
    <text:list-style style:name="L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éthodologie pour l’oral</text:p>
      <text:p text:style-name="P1"/>
      <text:list xml:id="list4330900431164611350" text:style-name="L1">
        <text:list-item>
          <text:p text:style-name="P3">Introduction</text:p>
          <text:list>
            <text:list-item>
              <text:p text:style-name="P2">Définir la notion en 2-3 phrases</text:p>
            </text:list-item>
            <text:list-item>
              <text:p text:style-name="P2">Introduire la ou les thématiques</text:p>
            </text:list-item>
            <text:list-item>
              <text:p text:style-name="P2">Introduire la problématique</text:p>
            </text:list-item>
            <text:list-item>
              <text:p text:style-name="P2">Annonce du plan</text:p>
              <text:list>
                <text:list-item>
                  <text:p text:style-name="P2">2 ou 3 parties (2 recommandé)</text:p>
                </text:list-item>
              </text:list>
            </text:list-item>
          </text:list>
          <text:p text:style-name="P2"/>
        </text:list-item>
        <text:list-item>
          <text:p text:style-name="P3">Développement</text:p>
          <text:list>
            <text:list-item>
              <text:p text:style-name="P2">Apporter plein d’arguments</text:p>
              <text:list>
                <text:list-item>
                  <text:p text:style-name="P2">Avec uniquement les documents vus en classe</text:p>
                </text:list-item>
              </text:list>
            </text:list-item>
          </text:list>
          <text:p text:style-name="P2"/>
        </text:list-item>
        <text:list-item>
          <text:p text:style-name="P4">Conclusion</text:p>
          <text:list>
            <text:list-item>
              <text:p text:style-name="P6">À ne pas négliger</text:p>
            </text:list-item>
            <text:list-item>
              <text:p text:style-name="P6">On reformule un temps soit peu les arguments</text:p>
            </text:list-item>
            <text:list-item>
              <text:p text:style-name="P6">On répond à la problématique</text:p>
            </text:list-item>
            <text:list-item>
              <text:p text:style-name="P6">On ouv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5:33:24.081000000</meta:creation-date>
    <dc:date>2018-11-12T15:50:15.758000000</dc:date>
    <meta:editing-duration>PT6M20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5" meta:word-count="72" meta:character-count="380" meta:non-whitespace-character-count="337"/>
  </office:meta>
</office:document-meta>
</file>